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6.65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ull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B2]=100)" style:apply-style-name="ConditionalStyle_5f_1" style:base-cell-address="'Full 1'.D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style-name="ce1" office:value-type="string" calcext:value-type="string">
            <text:p>Progreso</text:p>
          </table:table-cell>
          <table:table-cell table:style-name="ce1" office:value-type="string" calcext:value-type="string">
            <text:p>Barra de progreso</text:p>
          </table:table-cell>
          <table:table-cell table:style-name="ce1" office:value-type="string" calcext:value-type="string">
            <text:p>Estad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alisis de resultado</text:p>
          </table:table-cell>
          <table:table-cell table:style-name="ce1" office:value-type="float" office:value="25" calcext:value-type="float">
            <text:p>25</text:p>
          </table:table-cell>
          <table:table-cell table:style-name="ce2" table:formula="of:=IFERROR(__xludf.dummyfunction(&quot;SPARKLINE(B2,{&quot;&quot;charttype&quot;&quot;,&quot;&quot;bar&quot;&quot;;&quot;&quot;max&quot;&quot;,100;&quot;&quot;empty&quot;&quot;,&quot;&quot;zero&quot;&quot;;&quot;&quot;rtl&quot;&quot;,FALSE})&quot;);&quot;&quot;)">
            <text:p/>
          </table:table-cell>
          <table:table-cell table:style-name="ce3" table:formula="of:=ifs([.B2]=100;&quot;Completada&quot;;[.B2]&gt;0;&quot;En proceso&quot;;[.B2]=0;&quot;No iniciada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reacion de modelo</text:p>
          </table:table-cell>
          <table:table-cell table:style-name="ce1" office:value-type="float" office:value="75" calcext:value-type="float">
            <text:p>75</text:p>
          </table:table-cell>
          <table:table-cell table:style-name="ce2" table:formula="of:=IFERROR(__xludf.dummyfunction(&quot;SPARKLINE(B3,{&quot;&quot;charttype&quot;&quot;,&quot;&quot;bar&quot;&quot;;&quot;&quot;max&quot;&quot;,100;&quot;&quot;empty&quot;&quot;,&quot;&quot;zero&quot;&quot;;&quot;&quot;rtl&quot;&quot;,FALSE})&quot;);&quot;&quot;)">
            <text:p/>
          </table:table-cell>
          <table:table-cell table:style-name="ce3" table:formula="of:=ifs([.B3]=100;&quot;Completada&quot;;[.B3]&gt;0;&quot;En proceso&quot;;[.B3]=0;&quot;No iniciada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rogramacion de la interfaz</text:p>
          </table:table-cell>
          <table:table-cell table:style-name="ce1" office:value-type="float" office:value="100" calcext:value-type="float">
            <text:p>100</text:p>
          </table:table-cell>
          <table:table-cell table:style-name="ce2" table:formula="of:=IFERROR(__xludf.dummyfunction(&quot;SPARKLINE(B4,{&quot;&quot;charttype&quot;&quot;,&quot;&quot;bar&quot;&quot;;&quot;&quot;max&quot;&quot;,100;&quot;&quot;empty&quot;&quot;,&quot;&quot;zero&quot;&quot;;&quot;&quot;rtl&quot;&quot;,FALSE})&quot;);&quot;&quot;)">
            <text:p/>
          </table:table-cell>
          <table:table-cell table:style-name="ce3" table:formula="of:=ifs([.B4]=100;&quot;Completada&quot;;[.B4]&gt;0;&quot;En proceso&quot;;[.B4]=0;&quot;No iniciada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reacion de pruebas</text:p>
          </table:table-cell>
          <table:table-cell table:style-name="ce1" office:value-type="float" office:value="20" calcext:value-type="float">
            <text:p>20</text:p>
          </table:table-cell>
          <table:table-cell table:style-name="ce2" table:formula="of:=IFERROR(__xludf.dummyfunction(&quot;SPARKLINE(B5,{&quot;&quot;charttype&quot;&quot;,&quot;&quot;bar&quot;&quot;;&quot;&quot;max&quot;&quot;,100;&quot;&quot;empty&quot;&quot;,&quot;&quot;zero&quot;&quot;;&quot;&quot;rtl&quot;&quot;,FALSE})&quot;);&quot;&quot;)">
            <text:p/>
          </table:table-cell>
          <table:table-cell table:style-name="ce3" table:formula="of:=ifs([.B5]=100;&quot;Completada&quot;;[.B5]&gt;0;&quot;En proceso&quot;;[.B5]=0;&quot;No iniciada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mpaña de marketing</text:p>
          </table:table-cell>
          <table:table-cell table:style-name="ce1" office:value-type="float" office:value="50" calcext:value-type="float">
            <text:p>50</text:p>
          </table:table-cell>
          <table:table-cell table:style-name="ce2" table:formula="of:=IFERROR(__xludf.dummyfunction(&quot;SPARKLINE(B6,{&quot;&quot;charttype&quot;&quot;,&quot;&quot;bar&quot;&quot;;&quot;&quot;max&quot;&quot;,100;&quot;&quot;empty&quot;&quot;,&quot;&quot;zero&quot;&quot;;&quot;&quot;rtl&quot;&quot;,FALSE})&quot;);&quot;&quot;)">
            <text:p/>
          </table:table-cell>
          <table:table-cell table:style-name="ce3" table:formula="of:=ifs([.B6]=100;&quot;Completada&quot;;[.B6]&gt;0;&quot;En proceso&quot;;[.B6]=0;&quot;No iniciada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iseño de componentes</text:p>
          </table:table-cell>
          <table:table-cell table:style-name="ce1" office:value-type="float" office:value="100" calcext:value-type="float">
            <text:p>100</text:p>
          </table:table-cell>
          <table:table-cell table:style-name="ce2" table:formula="of:=IFERROR(__xludf.dummyfunction(&quot;SPARKLINE(B7,{&quot;&quot;charttype&quot;&quot;,&quot;&quot;bar&quot;&quot;;&quot;&quot;max&quot;&quot;,100;&quot;&quot;empty&quot;&quot;,&quot;&quot;zero&quot;&quot;;&quot;&quot;rtl&quot;&quot;,FALSE})&quot;);&quot;&quot;)">
            <text:p/>
          </table:table-cell>
          <table:table-cell table:style-name="ce3" table:formula="of:=ifs([.B7]=100;&quot;Completada&quot;;[.B7]&gt;0;&quot;En proceso&quot;;[.B7]=0;&quot;No iniciada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ull 1'.D2:'Full 1'.D7">
            <calcext:condition calcext:apply-style-name="ConditionalStyle_1" calcext:value="formula-is([.B2]=100)" calcext:base-cell-address="'Full 1'.D2"/>
          </calcext:conditional-format>
          <calcext:conditional-format calcext:target-range-address="'Full 1'.D2:'Full 1'.D7">
            <calcext:condition calcext:apply-style-name="ConditionalStyle_2" calcext:value="formula-is([.B2]&gt;0)" calcext:base-cell-address="'Full 1'.D2"/>
          </calcext:conditional-format>
          <calcext:conditional-format calcext:target-range-address="'Full 1'.D2:'Full 1'.D7">
            <calcext:condition calcext:apply-style-name="ConditionalStyle_3" calcext:value="formula-is([.B2]=0)" calcext:base-cell-address="'Full 1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  <style:text-properties fo:color="#38761d"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b7e1cd"/>
      <style:text-properties fo:color="#ff9900" fo:font-weight="bold" style:font-weight-asian="bold" style:font-weight-complex="bold"/>
    </style:style>
    <style:style style:name="ConditionalStyle_5f_3" style:display-name="ConditionalStyle_3" style:family="table-cell" style:parent-style-name="Default">
      <style:table-cell-properties fo:background-color="#b7e1cd"/>
      <style:text-properties fo:color="#ff0000"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" meta:object-count="0"/>
    <meta:generator>LibreOfficeDev/6.0.5.2$Linux_X86_64 LibreOffice_project/</meta:generator>
  </office:meta>
</office:document-meta>
</file>